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line-height="200%"/>
      <style:text-properties style:font-name="Verdana"/>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text-properties style:font-name="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lestone 4b: Rough Draft of Project Write -up</text:p>
      <text:p text:style-name="Standard"/>
      <text:p text:style-name="P3">Our Implementation Goals:</text:p>
      <text:p text:style-name="P1"/>
      <text:p text:style-name="P2"><text:tab/>The project that we chose to implement was the Bytecode Interpreter. This language extension is meant to take in the source code, compile it into an intermediary bytecode code which is then finally interpreted by the bytecode interpreter. Our goal with this project was to first create the compiler that would be able to handle arithmetic expressions, assignments, types, variable, etc. Then if we had enough time we would move on to implementing the interpreter. The language that we worked with was IMP which provided a lot of the functions we wanted to implement early on. </text:p>
      <text:p text:style-name="P2"><text:tab/>We wanted to start off with the simple functions so that we could gain a strong understanding of how the interpreter worked and what the bytecode should look like. If we have time, we want to attempt to implement the more advanced features like function calls, methods, and scope. </text:p>
      <text:p text:style-name="P1"/>
      <text:p text:style-name="P3">Our Current State in Implementation:</text:p>
      <text:p text:style-name="P1"/>
      <text:p text:style-name="P2"><text:tab/>During our first iteration of the project we were able to take the IMP language and associate each element in our language to its corresponding bytecode representation. This would then allow us to simply traverse the AST in our later implementations and set the bytcode on the stack which corresponds to the element at the top of the current stack. The next iteration of our project we began working on the actual compiler which would take the AST and output the bytecode which would then eventually be interpreted by the virtual machine. <text:s/>This is when we ran into some trouble with Scala, and its syntax. Once we had the AST from the parser, we wanted to tokenize the output string so that we could then <text:soft-page-break/>push them onto the stack that we had designated with its corresponding bytcode. But the problem was that Scala does not provided an straightforward way to tokenize strings. We attempted to use the StringTokenizer from the Java language, but the Scala compiler was not accepting the syntax. So after attempting various things and being unable to tokenize the string, we decided that we would simply take the string AST output from the parser and put it into a file. The file would then be read by a java program that would go ahead and tokenize the elements in the AST. </text:p>
      <text:p text:style-name="P2"><text:tab/>At this point our program does not meet all the goals that we had set in the begging but we are very close to getting them all to work. Now that we have the arithmetic functionality working we can use that same logic to implement the more complex function in our language. We also hope to surpass our goals but with the quarter coming to the end it is hard to tell how much time we will have to do more than we had hoped. </text:p>
      <text:p text:style-name="P1"/>
      <text:p text:style-name="P3">How does our Implementation Work:</text:p>
      <text:p text:style-name="P1"/>
      <text:p text:style-name="P2"><text:tab/>This language extension works by taking the original source code and compiling it into bytecode, which is finally interpreted by the bytecode interpreter. At a lower level, the syntax.scala creates an AST within the getAST function. The parser then sends the completed AST to the interpreter.scala which then sends the string to the JAVA.java. Now at the next level, the program tokenizes the elements and maps them to these corresponding bytecodes. So for example if we had the following example:</text:p>
      <text:p text:style-name="P2"/>
      <text:p text:style-name="P2">//SAMPLE CODE</text:p>
      <text:p text:style-name="P2"><text:soft-page-break/>var a = 10, b = 0{ </text:p>
      <text:p text:style-name="P2"><text:s text:c="4"/>b := b * (a + 1)</text:p>
      <text:p text:style-name="P2"><text:s text:c="4"/>a := a – 1 </text:p>
      <text:p text:style-name="P2"><text:s text:c="4"/>a := b/10</text:p>
      <text:p text:style-name="P2"><text:s text:c="4"/>c := a + b </text:p>
      <text:p text:style-name="P2">}</text:p>
      <text:p text:style-name="P2">The corresponding bytecode would be the following:</text:p>
      <text:p text:style-name="P2">//SAMPLE BYTECODE OUTPUT</text:p>
      <text:p text:style-name="P2">load a</text:p>
      <text:p text:style-name="P2">push(10)</text:p>
      <text:p text:style-name="P2">Eq </text:p>
      <text:p text:style-name="P2">load a</text:p>
      <text:p text:style-name="P2"/>
      <text:p text:style-name="P2"/>
      <text:p text:style-name="P1"/>
      <text:p text:style-name="P1"/>
      <text:p text:style-name="P1"/>
      <text:p text:style-name="P1"/>
      <text:p text:style-name="P1"/>
      <text:p text:style-name="P1"/>
      <text:p text:style-name="P1"/>
      <text:p text:style-name="P1"/>
      <text:p text:style-name="P1"/>
      <text:p text:style-name="P3">Our Thoughts on Current Progress:</text:p>
      <text:p text:style-name="P1"/>
      <text:p text:style-name="P2"><text:tab/>We feel that we are making good progress at the point. Now that we have a really solid understanding of both the conceptual and syntactical aspect of the bytecode interpreter we will be able to implement a few more of our goals. At this point we feel like what we have done is not as much as we would have hoped. The main reason for this was the struggle we faced with the Scala syntax. It became <text:soft-page-break/>extremely difficult to complete simple tasks because we didn't know what the syntax was. This was what kept us from really moving forward with the project. But even with that hurdle we feel that we did a good job of showing our understanding of the bytecode interpreter and its functionality in a language. We feel that if we were to do anything differently, it would have been to start working on the java code a lot sooner so that we could of had a lot more to display. Or the other thing we would do differently would be to really sit down and master the Scala language. Either one of these would have helped us a lot in the end.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mily-generic="swiss"/>
    <style:font-face style:name="Liberation Serif" svg:font-family="'Liberation Serif'"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Garcia</meta:initial-creator>
    <meta:creation-date>2012-03-08T20:00:18</meta:creation-date>
    <dc:date>2012-03-08T23:12:01</dc:date>
    <dc:creator>Taylor Daw</dc:creator>
    <meta:editing-duration>PT1H57M40S</meta:editing-duration>
    <meta:editing-cycles>20</meta:editing-cycles>
    <meta:generator>LibreOffice/3.4$Linux LibreOffice_project/340m1$Build-502</meta:generator>
    <meta:document-statistic meta:table-count="0" meta:image-count="0" meta:object-count="0" meta:page-count="4" meta:paragraph-count="25" meta:word-count="804" meta:character-count="4453" meta:non-whitespace-character-count="3640"/>
  </office:meta>
</office:document-meta>
</file>